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55pt"/>
    </style:style>
    <style:style style:name="co2" style:family="table-column">
      <style:table-column-properties fo:break-before="auto" style:column-width="47.06pt"/>
    </style:style>
    <style:style style:name="co3" style:family="table-column">
      <style:table-column-properties fo:break-before="auto" style:column-width="466.6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1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ceptions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ExID</text:p>
          </table:table-cell>
          <table:table-cell/>
          <table:table-cell office:value-type="string" calcext:value-type="string">
            <text:p>Exception</text:p>
          </table:table-cell>
          <table:table-cell office:value-type="string" calcext:value-type="string">
            <text:p>ExID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];[.$F$2:.$F$36];0))" office:value-type="float" office:value="1" calcext:value-type="float">
            <text:p>1</text:p>
          </table:table-cell>
          <table:table-cell/>
          <table:table-cell office:value-type="string" calcext:value-type="string">
            <text:p><text:s/>junit.framework.AssertionFailed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java.lang.NullPointerException</text:p>
          </table:table-cell>
          <table:table-cell table:formula="of:=INDEX([.$G$2:.$G$36];MATCH([.C3];[.$F$2:.$F$36];0))" office:value-type="float" office:value="3" calcext:value-type="float">
            <text:p>3</text:p>
          </table:table-cell>
          <table:table-cell/>
          <table:table-cell office:value-type="string" calcext:value-type="string">
            <text:p><text:s/>junit.framework.ComparisonFailu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4];[.$F$2:.$F$36];0))" office:value-type="float" office:value="1" calcext:value-type="float">
            <text:p>1</text:p>
          </table:table-cell>
          <table:table-cell/>
          <table:table-cell office:value-type="string" calcext:value-type="string">
            <text:p><text:s/>java.lang.NullPointerExcep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java.lang.NullPointerException</text:p>
          </table:table-cell>
          <table:table-cell table:formula="of:=INDEX([.$G$2:.$G$36];MATCH([.C5];[.$F$2:.$F$36];0))" office:value-type="float" office:value="3" calcext:value-type="float">
            <text:p>3</text:p>
          </table:table-cell>
          <table:table-cell/>
          <table:table-cell office:value-type="string" calcext:value-type="string">
            <text:p><text:s/>java.lang.IndexOutOfBoundsExcept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java.lang.IndexOutOfBoundsException</text:p>
          </table:table-cell>
          <table:table-cell table:formula="of:=INDEX([.$G$2:.$G$36];MATCH([.C6];[.$F$2:.$F$36];0))" office:value-type="float" office:value="4" calcext:value-type="float">
            <text:p>4</text:p>
          </table:table-cell>
          <table:table-cell/>
          <table:table-cell office:value-type="string" calcext:value-type="string">
            <text:p><text:s/>java.lang.IllegalArgumentExcep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7];[.$F$2:.$F$36];0))" office:value-type="float" office:value="1" calcext:value-type="float">
            <text:p>1</text:p>
          </table:table-cell>
          <table:table-cell/>
          <table:table-cell office:value-type="string" calcext:value-type="string">
            <text:p><text:s/>java.lang.IllegalStateExcepti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8];[.$F$2:.$F$36];0))" office:value-type="float" office:value="1" calcext:value-type="float">
            <text:p>1</text:p>
          </table:table-cell>
          <table:table-cell/>
          <table:table-cell office:value-type="string" calcext:value-type="string">
            <text:p><text:s/>java.lang.StackOverflowErro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9];[.$F$2:.$F$36];0))" office:value-type="float" office:value="1" calcext:value-type="float">
            <text:p>1</text:p>
          </table:table-cell>
          <table:table-cell/>
          <table:table-cell office:value-type="string" calcext:value-type="string">
            <text:p><text:s/>java.lang.RuntimeExcepti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java.lang.IllegalArgumentException</text:p>
          </table:table-cell>
          <table:table-cell table:formula="of:=INDEX([.$G$2:.$G$36];MATCH([.C10];[.$F$2:.$F$36];0))" office:value-type="float" office:value="5" calcext:value-type="float">
            <text:p>5</text:p>
          </table:table-cell>
          <table:table-cell/>
          <table:table-cell office:value-type="string" calcext:value-type="string">
            <text:p><text:s/>java.lang.NumberFormatExcepti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11];[.$F$2:.$F$36];0))" office:value-type="float" office:value="2" calcext:value-type="float">
            <text:p>2</text:p>
          </table:table-cell>
          <table:table-cell/>
          <table:table-cell office:value-type="string" calcext:value-type="string">
            <text:p><text:s/>java.lang.StringIndexOutOfBoundsExcepti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2];[.$F$2:.$F$36];0))" office:value-type="float" office:value="1" calcext:value-type="float">
            <text:p>1</text:p>
          </table:table-cell>
          <table:table-cell/>
          <table:table-cell office:value-type="string" calcext:value-type="string">
            <text:p><text:s/>java.lang.ClassCastExcepti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3];[.$F$2:.$F$36];0))" office:value-type="float" office:value="1" calcext:value-type="float">
            <text:p>1</text:p>
          </table:table-cell>
          <table:table-cell/>
          <table:table-cell office:value-type="string" calcext:value-type="string">
            <text:p><text:s/>java.lang.ArrayStoreExcepti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java.lang.IllegalArgumentException</text:p>
          </table:table-cell>
          <table:table-cell table:formula="of:=INDEX([.$G$2:.$G$36];MATCH([.C14];[.$F$2:.$F$36];0))" office:value-type="float" office:value="5" calcext:value-type="float">
            <text:p>5</text:p>
          </table:table-cell>
          <table:table-cell/>
          <table:table-cell office:value-type="string" calcext:value-type="string">
            <text:p><text:s/>java.lang.ArrayIndexOutOfBoundsExceptio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java.lang.NullPointerException</text:p>
          </table:table-cell>
          <table:table-cell table:formula="of:=INDEX([.$G$2:.$G$36];MATCH([.C15];[.$F$2:.$F$36];0))" office:value-type="float" office:value="3" calcext:value-type="float">
            <text:p>3</text:p>
          </table:table-cell>
          <table:table-cell/>
          <table:table-cell office:value-type="string" calcext:value-type="string">
            <text:p><text:s/>java.lang.Excepti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6];[.$F$2:.$F$36];0))" office:value-type="float" office:value="1" calcext:value-type="float">
            <text:p>1</text:p>
          </table:table-cell>
          <table:table-cell/>
          <table:table-cell office:value-type="string" calcext:value-type="string">
            <text:p><text:s/>java.lang.OutOfMemoryErro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java.lang.NullPointerException</text:p>
          </table:table-cell>
          <table:table-cell table:formula="of:=INDEX([.$G$2:.$G$36];MATCH([.C17];[.$F$2:.$F$36];0))" office:value-type="float" office:value="3" calcext:value-type="float">
            <text:p>3</text:p>
          </table:table-cell>
          <table:table-cell/>
          <table:table-cell office:value-type="string" calcext:value-type="string">
            <text:p><text:s/>java.lang.UnsupportedOperationExceptio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java.lang.IllegalArgumentException</text:p>
          </table:table-cell>
          <table:table-cell table:formula="of:=INDEX([.$G$2:.$G$36];MATCH([.C18];[.$F$2:.$F$36];0))" office:value-type="float" office:value="5" calcext:value-type="float">
            <text:p>5</text:p>
          </table:table-cell>
          <table:table-cell/>
          <table:table-cell office:value-type="string" calcext:value-type="string">
            <text:p><text:s/>java.io.NotSerializableExceptio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java.lang.IndexOutOfBoundsException</text:p>
          </table:table-cell>
          <table:table-cell table:formula="of:=INDEX([.$G$2:.$G$36];MATCH([.C19];[.$F$2:.$F$36];0))" office:value-type="float" office:value="4" calcext:value-type="float">
            <text:p>4</text:p>
          </table:table-cell>
          <table:table-cell/>
          <table:table-cell office:value-type="string" calcext:value-type="string">
            <text:p><text:s/>org.apache.commons.lang.SerializationExceptio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0];[.$F$2:.$F$36];0))" office:value-type="float" office:value="1" calcext:value-type="float">
            <text:p>1</text:p>
          </table:table-cell>
          <table:table-cell/>
          <table:table-cell office:value-type="string" calcext:value-type="string">
            <text:p><text:s/>org.apache.commons.lang3.SerializationExceptio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1];[.$F$2:.$F$36];0))" office:value-type="float" office:value="1" calcext:value-type="float">
            <text:p>1</text:p>
          </table:table-cell>
          <table:table-cell/>
          <table:table-cell office:value-type="string" calcext:value-type="string">
            <text:p><text:s/>org.apache.commons.math.ConvergenceExcepti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2];[.$F$2:.$F$36];0))" office:value-type="float" office:value="1" calcext:value-type="float">
            <text:p>1</text:p>
          </table:table-cell>
          <table:table-cell/>
          <table:table-cell office:value-type="string" calcext:value-type="string">
            <text:p><text:s/>org.apache.commons.math.optimization.direct.BOBYQAOptimizer$PathIsExploredExceptio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org.jfree.data.UnknownKeyException</text:p>
          </table:table-cell>
          <table:table-cell table:formula="of:=INDEX([.$G$2:.$G$36];MATCH([.C23];[.$F$2:.$F$36];0))" office:value-type="float" office:value="35" calcext:value-type="float">
            <text:p>35</text:p>
          </table:table-cell>
          <table:table-cell/>
          <table:table-cell office:value-type="string" calcext:value-type="string">
            <text:p><text:s/>org.apache.commons.math.exception.TooManyEvaluationsExceptio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4];[.$F$2:.$F$36];0))" office:value-type="float" office:value="1" calcext:value-type="float">
            <text:p>1</text:p>
          </table:table-cell>
          <table:table-cell/>
          <table:table-cell office:value-type="string" calcext:value-type="string">
            <text:p><text:s/>org.apache.commons.math.MathRuntimeException$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java.lang.IllegalArgumentException</text:p>
          </table:table-cell>
          <table:table-cell table:formula="of:=INDEX([.$G$2:.$G$36];MATCH([.C25];[.$F$2:.$F$36];0))" office:value-type="float" office:value="5" calcext:value-type="float">
            <text:p>5</text:p>
          </table:table-cell>
          <table:table-cell/>
          <table:table-cell office:value-type="string" calcext:value-type="string">
            <text:p><text:s/>org.apache.commons.math.exception.NotStrictlyPositiveExceptio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6];[.$F$2:.$F$36];0))" office:value-type="float" office:value="1" calcext:value-type="float">
            <text:p>1</text:p>
          </table:table-cell>
          <table:table-cell/>
          <table:table-cell office:value-type="string" calcext:value-type="string">
            <text:p><text:s/>org.apache.commons.math.MaxIterationsExceededExceptio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7];[.$F$2:.$F$36];0))" office:value-type="float" office:value="1" calcext:value-type="float">
            <text:p>1</text:p>
          </table:table-cell>
          <table:table-cell/>
          <table:table-cell office:value-type="string" calcext:value-type="string">
            <text:p><text:s/>org.apache.commons.math.MathRuntimeException$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8];[.$F$2:.$F$36];0))" office:value-type="float" office:value="1" calcext:value-type="float">
            <text:p>1</text:p>
          </table:table-cell>
          <table:table-cell/>
          <table:table-cell office:value-type="string" calcext:value-type="string">
            <text:p><text:s/>org.apache.commons.math.MathExceptio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java.lang.NullPointerException</text:p>
          </table:table-cell>
          <table:table-cell table:formula="of:=INDEX([.$G$2:.$G$36];MATCH([.C29];[.$F$2:.$F$36];0))" office:value-type="float" office:value="3" calcext:value-type="float">
            <text:p>3</text:p>
          </table:table-cell>
          <table:table-cell/>
          <table:table-cell office:value-type="string" calcext:value-type="string">
            <text:p><text:s/>org.apache.commons.math3.exception.MaxCountExceededExceptio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0];[.$F$2:.$F$36];0))" office:value-type="float" office:value="1" calcext:value-type="float">
            <text:p>1</text:p>
          </table:table-cell>
          <table:table-cell/>
          <table:table-cell office:value-type="string" calcext:value-type="string">
            <text:p><text:s/>org.apache.commons.math3.fraction.FractionConversionExceptio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1];[.$F$2:.$F$36];0))" office:value-type="float" office:value="1" calcext:value-type="float">
            <text:p>1</text:p>
          </table:table-cell>
          <table:table-cell/>
          <table:table-cell office:value-type="string" calcext:value-type="string">
            <text:p><text:s/>org.apache.commons.math3.exception.ConvergenceExcep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2];[.$F$2:.$F$36];0))" office:value-type="float" office:value="1" calcext:value-type="float">
            <text:p>1</text:p>
          </table:table-cell>
          <table:table-cell/>
          <table:table-cell office:value-type="string" calcext:value-type="string">
            <text:p><text:s/>org.mockito.exceptions.misusing.MissingMethodInvocationException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3];[.$F$2:.$F$36];0))" office:value-type="float" office:value="1" calcext:value-type="float">
            <text:p>1</text:p>
          </table:table-cell>
          <table:table-cell/>
          <table:table-cell office:value-type="string" calcext:value-type="string">
            <text:p><text:s/>org.mockito.exceptions.base.MockitoExceptio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4];[.$F$2:.$F$36];0))" office:value-type="float" office:value="1" calcext:value-type="float">
            <text:p>1</text:p>
          </table:table-cell>
          <table:table-cell/>
          <table:table-cell office:value-type="string" calcext:value-type="string">
            <text:p><text:s/>org.mockito.internal.creation.instance.InstantationExceptio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5];[.$F$2:.$F$36];0))" office:value-type="float" office:value="1" calcext:value-type="float">
            <text:p>1</text:p>
          </table:table-cell>
          <table:table-cell/>
          <table:table-cell office:value-type="string" calcext:value-type="string">
            <text:p><text:s/>org.joda.time.IllegalFieldValueExceptio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36];[.$F$2:.$F$36];0))" office:value-type="float" office:value="2" calcext:value-type="float">
            <text:p>2</text:p>
          </table:table-cell>
          <table:table-cell/>
          <table:table-cell office:value-type="string" calcext:value-type="string">
            <text:p><text:s/>org.jfree.data.UnknownKeyException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7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8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9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40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4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42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43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44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45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java.lang.IllegalArgumentException</text:p>
          </table:table-cell>
          <table:table-cell table:formula="of:=INDEX([.$G$2:.$G$36];MATCH([.C46];[.$F$2:.$F$36];0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47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48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49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50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5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52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53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java.lang.IllegalStateException</text:p>
          </table:table-cell>
          <table:table-cell table:formula="of:=INDEX([.$G$2:.$G$36];MATCH([.C54];[.$F$2:.$F$36];0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55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56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57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58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59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60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java.lang.StackOverflowError</text:p>
          </table:table-cell>
          <table:table-cell table:formula="of:=INDEX([.$G$2:.$G$36];MATCH([.C61];[.$F$2:.$F$36];0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62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63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java.lang.RuntimeException</text:p>
          </table:table-cell>
          <table:table-cell table:formula="of:=INDEX([.$G$2:.$G$36];MATCH([.C64];[.$F$2:.$F$36];0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65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66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java.lang.RuntimeException</text:p>
          </table:table-cell>
          <table:table-cell table:formula="of:=INDEX([.$G$2:.$G$36];MATCH([.C67];[.$F$2:.$F$36];0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68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69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70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71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72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73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74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75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76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77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78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79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java.lang.RuntimeException</text:p>
          </table:table-cell>
          <table:table-cell table:formula="of:=INDEX([.$G$2:.$G$36];MATCH([.C80];[.$F$2:.$F$36];0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81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java.lang.IllegalStateException</text:p>
          </table:table-cell>
          <table:table-cell table:formula="of:=INDEX([.$G$2:.$G$36];MATCH([.C82];[.$F$2:.$F$36];0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83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84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java.lang.IllegalStateException</text:p>
          </table:table-cell>
          <table:table-cell table:formula="of:=INDEX([.$G$2:.$G$36];MATCH([.C85];[.$F$2:.$F$36];0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86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87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88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89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90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9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92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93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94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95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96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97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98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99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100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0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02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03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104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05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java.lang.RuntimeException</text:p>
          </table:table-cell>
          <table:table-cell table:formula="of:=INDEX([.$G$2:.$G$36];MATCH([.C106];[.$F$2:.$F$36];0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07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08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09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10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1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12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13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14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15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16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17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18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19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20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2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22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23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24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25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26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27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28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29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30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3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32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33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34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java.lang.IllegalStateException</text:p>
          </table:table-cell>
          <table:table-cell table:formula="of:=INDEX([.$G$2:.$G$36];MATCH([.C135];[.$F$2:.$F$36];0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36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37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38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39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40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4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42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43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144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145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46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47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48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49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150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5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java.lang.IllegalStateException</text:p>
          </table:table-cell>
          <table:table-cell table:formula="of:=INDEX([.$G$2:.$G$36];MATCH([.C152];[.$F$2:.$F$36];0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53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54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155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56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57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58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59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ur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java.lang.IllegalStateException</text:p>
          </table:table-cell>
          <table:table-cell table:formula="of:=INDEX([.$G$2:.$G$36];MATCH([.C160];[.$F$2:.$F$36];0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va.lang.NumberFormatException</text:p>
          </table:table-cell>
          <table:table-cell table:formula="of:=INDEX([.$G$2:.$G$36];MATCH([.C161];[.$F$2:.$F$36];0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62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63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64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java.lang.IllegalArgumentException</text:p>
          </table:table-cell>
          <table:table-cell table:formula="of:=INDEX([.$G$2:.$G$36];MATCH([.C165];[.$F$2:.$F$36];0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ava.lang.StringIndexOutOfBoundsException</text:p>
          </table:table-cell>
          <table:table-cell table:formula="of:=INDEX([.$G$2:.$G$36];MATCH([.C166];[.$F$2:.$F$36];0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67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68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69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70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7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java.lang.ArrayIndexOutOfBoundsException</text:p>
          </table:table-cell>
          <table:table-cell table:formula="of:=INDEX([.$G$2:.$G$36];MATCH([.C172];[.$F$2:.$F$36];0)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org.apache.commons.lang3.SerializationException</text:p>
          </table:table-cell>
          <table:table-cell table:formula="of:=INDEX([.$G$2:.$G$36];MATCH([.C173];[.$F$2:.$F$36];0)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74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75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java.lang.NumberFormatException</text:p>
          </table:table-cell>
          <table:table-cell table:formula="of:=INDEX([.$G$2:.$G$36];MATCH([.C176];[.$F$2:.$F$36];0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177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178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java.lang.StringIndexOutOfBoundsException</text:p>
          </table:table-cell>
          <table:table-cell table:formula="of:=INDEX([.$G$2:.$G$36];MATCH([.C179];[.$F$2:.$F$36];0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java.lang.NullPointerException</text:p>
          </table:table-cell>
          <table:table-cell table:formula="of:=INDEX([.$G$2:.$G$36];MATCH([.C180];[.$F$2:.$F$36];0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8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82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83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84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85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186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java.lang.StringIndexOutOfBoundsException</text:p>
          </table:table-cell>
          <table:table-cell table:formula="of:=INDEX([.$G$2:.$G$36];MATCH([.C187];[.$F$2:.$F$36];0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188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89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90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9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92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java.lang.NullPointerException</text:p>
          </table:table-cell>
          <table:table-cell table:formula="of:=INDEX([.$G$2:.$G$36];MATCH([.C193];[.$F$2:.$F$36];0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194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java.lang.ClassCastException</text:p>
          </table:table-cell>
          <table:table-cell table:formula="of:=INDEX([.$G$2:.$G$36];MATCH([.C195];[.$F$2:.$F$36];0)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java.lang.NumberFormatException</text:p>
          </table:table-cell>
          <table:table-cell table:formula="of:=INDEX([.$G$2:.$G$36];MATCH([.C196];[.$F$2:.$F$36];0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java.lang.ArrayStoreException</text:p>
          </table:table-cell>
          <table:table-cell table:formula="of:=INDEX([.$G$2:.$G$36];MATCH([.C197];[.$F$2:.$F$36];0)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198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java.lang.NullPointerException</text:p>
          </table:table-cell>
          <table:table-cell table:formula="of:=INDEX([.$G$2:.$G$36];MATCH([.C199];[.$F$2:.$F$36];0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00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201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202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java.lang.OutOfMemoryError</text:p>
          </table:table-cell>
          <table:table-cell table:formula="of:=INDEX([.$G$2:.$G$36];MATCH([.C203];[.$F$2:.$F$36];0)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java.lang.StringIndexOutOfBoundsException</text:p>
          </table:table-cell>
          <table:table-cell table:formula="of:=INDEX([.$G$2:.$G$36];MATCH([.C204];[.$F$2:.$F$36];0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java.lang.StringIndexOutOfBoundsException</text:p>
          </table:table-cell>
          <table:table-cell table:formula="of:=INDEX([.$G$2:.$G$36];MATCH([.C205];[.$F$2:.$F$36];0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206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java.lang.NullPointerException</text:p>
          </table:table-cell>
          <table:table-cell table:formula="of:=INDEX([.$G$2:.$G$36];MATCH([.C207];[.$F$2:.$F$36];0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08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09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10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java.lang.StringIndexOutOfBoundsException</text:p>
          </table:table-cell>
          <table:table-cell table:formula="of:=INDEX([.$G$2:.$G$36];MATCH([.C211];[.$F$2:.$F$36];0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212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13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java.lang.IllegalArgumentException</text:p>
          </table:table-cell>
          <table:table-cell table:formula="of:=INDEX([.$G$2:.$G$36];MATCH([.C214];[.$F$2:.$F$36];0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15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org.apache.commons.lang.SerializationException</text:p>
          </table:table-cell>
          <table:table-cell table:formula="of:=INDEX([.$G$2:.$G$36];MATCH([.C216];[.$F$2:.$F$36];0)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java.lang.NullPointerException</text:p>
          </table:table-cell>
          <table:table-cell table:formula="of:=INDEX([.$G$2:.$G$36];MATCH([.C217];[.$F$2:.$F$36];0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java.lang.NumberFormatException</text:p>
          </table:table-cell>
          <table:table-cell table:formula="of:=INDEX([.$G$2:.$G$36];MATCH([.C218];[.$F$2:.$F$36];0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java.lang.ArrayIndexOutOfBoundsException</text:p>
          </table:table-cell>
          <table:table-cell table:formula="of:=INDEX([.$G$2:.$G$36];MATCH([.C219];[.$F$2:.$F$36];0)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20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2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222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223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24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25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rg.apache.commons.math3.fraction.FractionConversionException</text:p>
          </table:table-cell>
          <table:table-cell table:formula="of:=INDEX([.$G$2:.$G$36];MATCH([.C226];[.$F$2:.$F$36];0)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27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java.lang.ArrayIndexOutOfBoundsException</text:p>
          </table:table-cell>
          <table:table-cell table:formula="of:=INDEX([.$G$2:.$G$36];MATCH([.C228];[.$F$2:.$F$36];0)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java.lang.NullPointerException</text:p>
          </table:table-cell>
          <table:table-cell table:formula="of:=INDEX([.$G$2:.$G$36];MATCH([.C229];[.$F$2:.$F$36];0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30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3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32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java.lang.ArrayStoreException</text:p>
          </table:table-cell>
          <table:table-cell table:formula="of:=INDEX([.$G$2:.$G$36];MATCH([.C233];[.$F$2:.$F$36];0)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34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35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36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37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java.lang.OutOfMemoryError</text:p>
          </table:table-cell>
          <table:table-cell table:formula="of:=INDEX([.$G$2:.$G$36];MATCH([.C238];[.$F$2:.$F$36];0)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java.lang.OutOfMemoryError</text:p>
          </table:table-cell>
          <table:table-cell table:formula="of:=INDEX([.$G$2:.$G$36];MATCH([.C239];[.$F$2:.$F$36];0)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40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4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42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43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java.lang.Exception</text:p>
          </table:table-cell>
          <table:table-cell table:formula="of:=INDEX([.$G$2:.$G$36];MATCH([.C244];[.$F$2:.$F$36];0)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45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46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47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48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49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50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5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52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org.apache.commons.math3.exception.MaxCountExceededException</text:p>
          </table:table-cell>
          <table:table-cell table:formula="of:=INDEX([.$G$2:.$G$36];MATCH([.C253];[.$F$2:.$F$36];0)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54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55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org.apache.commons.math3.exception.ConvergenceException</text:p>
          </table:table-cell>
          <table:table-cell table:formula="of:=INDEX([.$G$2:.$G$36];MATCH([.C256];[.$F$2:.$F$36];0)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java.lang.ClassCastException</text:p>
          </table:table-cell>
          <table:table-cell table:formula="of:=INDEX([.$G$2:.$G$36];MATCH([.C257];[.$F$2:.$F$36];0)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58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59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60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6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62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org.apache.commons.math.optimization.direct.BOBYQAOptimizer$PathIsExploredException</text:p>
          </table:table-cell>
          <table:table-cell table:formula="of:=INDEX([.$G$2:.$G$36];MATCH([.C263];[.$F$2:.$F$36];0)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64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rg.apache.commons.math.exception.TooManyEvaluationsException</text:p>
          </table:table-cell>
          <table:table-cell table:formula="of:=INDEX([.$G$2:.$G$36];MATCH([.C265];[.$F$2:.$F$36];0)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66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67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68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69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70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7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72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java.lang.Exception</text:p>
          </table:table-cell>
          <table:table-cell table:formula="of:=INDEX([.$G$2:.$G$36];MATCH([.C273];[.$F$2:.$F$36];0)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org.apache.commons.math.MathRuntimeException$6</text:p>
          </table:table-cell>
          <table:table-cell table:formula="of:=INDEX([.$G$2:.$G$36];MATCH([.C274];[.$F$2:.$F$36];0)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75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org.apache.commons.math.exception.TooManyEvaluationsException</text:p>
          </table:table-cell>
          <table:table-cell table:formula="of:=INDEX([.$G$2:.$G$36];MATCH([.C276];[.$F$2:.$F$36];0)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77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78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79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80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8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82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org.apache.commons.math.exception.NotStrictlyPositiveException</text:p>
          </table:table-cell>
          <table:table-cell table:formula="of:=INDEX([.$G$2:.$G$36];MATCH([.C283];[.$F$2:.$F$36];0)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84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org.apache.commons.math.ConvergenceException</text:p>
          </table:table-cell>
          <table:table-cell table:formula="of:=INDEX([.$G$2:.$G$36];MATCH([.C285];[.$F$2:.$F$36];0)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org.apache.commons.math.MathRuntimeException$4</text:p>
          </table:table-cell>
          <table:table-cell table:formula="of:=INDEX([.$G$2:.$G$36];MATCH([.C286];[.$F$2:.$F$36];0)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87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88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89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90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9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92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93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94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java.lang.NullPointerException</text:p>
          </table:table-cell>
          <table:table-cell table:formula="of:=INDEX([.$G$2:.$G$36];MATCH([.C295];[.$F$2:.$F$36];0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96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97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98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299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00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0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02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org.apache.commons.math.MathRuntimeException$4</text:p>
          </table:table-cell>
          <table:table-cell table:formula="of:=INDEX([.$G$2:.$G$36];MATCH([.C303];[.$F$2:.$F$36];0)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java.lang.NullPointerException</text:p>
          </table:table-cell>
          <table:table-cell table:formula="of:=INDEX([.$G$2:.$G$36];MATCH([.C304];[.$F$2:.$F$36];0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05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java.lang.ArrayIndexOutOfBoundsException</text:p>
          </table:table-cell>
          <table:table-cell table:formula="of:=INDEX([.$G$2:.$G$36];MATCH([.C306];[.$F$2:.$F$36];0)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07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08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09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org.apache.commons.math.MathException</text:p>
          </table:table-cell>
          <table:table-cell table:formula="of:=INDEX([.$G$2:.$G$36];MATCH([.C310];[.$F$2:.$F$36];0)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1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12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13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java.lang.ClassCastException</text:p>
          </table:table-cell>
          <table:table-cell table:formula="of:=INDEX([.$G$2:.$G$36];MATCH([.C314];[.$F$2:.$F$36];0)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java.lang.IllegalArgumentException</text:p>
          </table:table-cell>
          <table:table-cell table:formula="of:=INDEX([.$G$2:.$G$36];MATCH([.C315];[.$F$2:.$F$36];0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16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17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18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19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java.lang.IllegalArgumentException</text:p>
          </table:table-cell>
          <table:table-cell table:formula="of:=INDEX([.$G$2:.$G$36];MATCH([.C320];[.$F$2:.$F$36];0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2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java.lang.IllegalArgumentException</text:p>
          </table:table-cell>
          <table:table-cell table:formula="of:=INDEX([.$G$2:.$G$36];MATCH([.C322];[.$F$2:.$F$36];0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java.lang.ArrayIndexOutOfBoundsException</text:p>
          </table:table-cell>
          <table:table-cell table:formula="of:=INDEX([.$G$2:.$G$36];MATCH([.C323];[.$F$2:.$F$36];0)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24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java.lang.ArrayIndexOutOfBoundsException</text:p>
          </table:table-cell>
          <table:table-cell table:formula="of:=INDEX([.$G$2:.$G$36];MATCH([.C325];[.$F$2:.$F$36];0)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java.lang.StringIndexOutOfBoundsException</text:p>
          </table:table-cell>
          <table:table-cell table:formula="of:=INDEX([.$G$2:.$G$36];MATCH([.C326];[.$F$2:.$F$36];0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27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org.apache.commons.math.MaxIterationsExceededException</text:p>
          </table:table-cell>
          <table:table-cell table:formula="of:=INDEX([.$G$2:.$G$36];MATCH([.C328];[.$F$2:.$F$36];0)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29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30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3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va.lang.UnsupportedOperationException</text:p>
          </table:table-cell>
          <table:table-cell table:formula="of:=INDEX([.$G$2:.$G$36];MATCH([.C332];[.$F$2:.$F$36];0)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33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34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java.lang.Exception</text:p>
          </table:table-cell>
          <table:table-cell table:formula="of:=INDEX([.$G$2:.$G$36];MATCH([.C335];[.$F$2:.$F$36];0)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36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337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org.mockito.exceptions.base.MockitoException</text:p>
          </table:table-cell>
          <table:table-cell table:formula="of:=INDEX([.$G$2:.$G$36];MATCH([.C338];[.$F$2:.$F$36];0)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java.lang.StackOverflowError</text:p>
          </table:table-cell>
          <table:table-cell table:formula="of:=INDEX([.$G$2:.$G$36];MATCH([.C339];[.$F$2:.$F$36];0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org.mockito.exceptions.base.MockitoException</text:p>
          </table:table-cell>
          <table:table-cell table:formula="of:=INDEX([.$G$2:.$G$36];MATCH([.C340];[.$F$2:.$F$36];0)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rg.mockito.exceptions.base.MockitoException</text:p>
          </table:table-cell>
          <table:table-cell table:formula="of:=INDEX([.$G$2:.$G$36];MATCH([.C341];[.$F$2:.$F$36];0)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42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java.lang.ClassCastException</text:p>
          </table:table-cell>
          <table:table-cell table:formula="of:=INDEX([.$G$2:.$G$36];MATCH([.C343];[.$F$2:.$F$36];0)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44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45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46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org.mockito.exceptions.misusing.MissingMethodInvocationException</text:p>
          </table:table-cell>
          <table:table-cell table:formula="of:=INDEX([.$G$2:.$G$36];MATCH([.C347];[.$F$2:.$F$36];0)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java.io.NotSerializableException</text:p>
          </table:table-cell>
          <table:table-cell table:formula="of:=INDEX([.$G$2:.$G$36];MATCH([.C348];[.$F$2:.$F$36];0)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java.lang.NullPointerException</text:p>
          </table:table-cell>
          <table:table-cell table:formula="of:=INDEX([.$G$2:.$G$36];MATCH([.C349];[.$F$2:.$F$36];0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50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351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org.mockito.internal.creation.instance.InstantationException</text:p>
          </table:table-cell>
          <table:table-cell table:formula="of:=INDEX([.$G$2:.$G$36];MATCH([.C352];[.$F$2:.$F$36];0)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java.lang.RuntimeException</text:p>
          </table:table-cell>
          <table:table-cell table:formula="of:=INDEX([.$G$2:.$G$36];MATCH([.C353];[.$F$2:.$F$36];0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java.io.NotSerializableException</text:p>
          </table:table-cell>
          <table:table-cell table:formula="of:=INDEX([.$G$2:.$G$36];MATCH([.C354];[.$F$2:.$F$36];0)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55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java.lang.ClassCastException</text:p>
          </table:table-cell>
          <table:table-cell table:formula="of:=INDEX([.$G$2:.$G$36];MATCH([.C356];[.$F$2:.$F$36];0)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java.lang.ClassCastException</text:p>
          </table:table-cell>
          <table:table-cell table:formula="of:=INDEX([.$G$2:.$G$36];MATCH([.C357];[.$F$2:.$F$36];0)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58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59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java.lang.Exception</text:p>
          </table:table-cell>
          <table:table-cell table:formula="of:=INDEX([.$G$2:.$G$36];MATCH([.C360];[.$F$2:.$F$36];0)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6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362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63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64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java.lang.ArrayIndexOutOfBoundsException</text:p>
          </table:table-cell>
          <table:table-cell table:formula="of:=INDEX([.$G$2:.$G$36];MATCH([.C365];[.$F$2:.$F$36];0)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java.lang.NullPointerException</text:p>
          </table:table-cell>
          <table:table-cell table:formula="of:=INDEX([.$G$2:.$G$36];MATCH([.C366];[.$F$2:.$F$36];0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java.lang.NullPointerException</text:p>
          </table:table-cell>
          <table:table-cell table:formula="of:=INDEX([.$G$2:.$G$36];MATCH([.C367];[.$F$2:.$F$36];0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68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java.lang.NullPointerException</text:p>
          </table:table-cell>
          <table:table-cell table:formula="of:=INDEX([.$G$2:.$G$36];MATCH([.C369];[.$F$2:.$F$36];0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70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java.lang.IllegalArgumentException</text:p>
          </table:table-cell>
          <table:table-cell table:formula="of:=INDEX([.$G$2:.$G$36];MATCH([.C371];[.$F$2:.$F$36];0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372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73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java.lang.UnsupportedOperationException</text:p>
          </table:table-cell>
          <table:table-cell table:formula="of:=INDEX([.$G$2:.$G$36];MATCH([.C374];[.$F$2:.$F$36];0)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75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org.joda.time.IllegalFieldValueException</text:p>
          </table:table-cell>
          <table:table-cell table:formula="of:=INDEX([.$G$2:.$G$36];MATCH([.C376];[.$F$2:.$F$36];0)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java.lang.IllegalArgumentException</text:p>
          </table:table-cell>
          <table:table-cell table:formula="of:=INDEX([.$G$2:.$G$36];MATCH([.C377];[.$F$2:.$F$36];0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78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rg.joda.time.IllegalFieldValueException</text:p>
          </table:table-cell>
          <table:table-cell table:formula="of:=INDEX([.$G$2:.$G$36];MATCH([.C379];[.$F$2:.$F$36];0)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80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8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382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org.joda.time.IllegalFieldValueException</text:p>
          </table:table-cell>
          <table:table-cell table:formula="of:=INDEX([.$G$2:.$G$36];MATCH([.C383];[.$F$2:.$F$36];0)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84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85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86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org.joda.time.IllegalFieldValueException</text:p>
          </table:table-cell>
          <table:table-cell table:formula="of:=INDEX([.$G$2:.$G$36];MATCH([.C387];[.$F$2:.$F$36];0)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388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java.lang.IllegalArgumentException</text:p>
          </table:table-cell>
          <table:table-cell table:formula="of:=INDEX([.$G$2:.$G$36];MATCH([.C389];[.$F$2:.$F$36];0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390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91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392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junit.framework.AssertionFailedError</text:p>
          </table:table-cell>
          <table:table-cell table:formula="of:=INDEX([.$G$2:.$G$36];MATCH([.C393];[.$F$2:.$F$36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394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junit.framework.ComparisonFailure</text:p>
          </table:table-cell>
          <table:table-cell table:formula="of:=INDEX([.$G$2:.$G$36];MATCH([.C395];[.$F$2:.$F$36]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java.lang.IllegalArgumentException</text:p>
          </table:table-cell>
          <table:table-cell table:formula="of:=INDEX([.$G$2:.$G$36];MATCH([.C396];[.$F$2:.$F$36];0))"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6T15:20:54.403718205</dc:date>
    <meta:editing-duration>PT5M40S</meta:editing-duration>
    <meta:editing-cycles>1</meta:editing-cycles>
    <meta:document-statistic meta:table-count="1" meta:cell-count="1656" meta:object-count="0"/>
    <meta:generator>LibreOffice/5.4.7.2$Linux_X86_64 LibreOffice_project/40m0$Build-2</meta:generator>
  </office:meta>
</office:document-meta>
</file>